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fill="solid" draw:fill-color="#ff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1cm" svg:stroke-color="#3333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51cm" svg:stroke-color="#0000ff" draw:marker-start="Arrow" draw:marker-start-width="0.3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1cm" svg:y="21.32cm">
          <text:p text:style-name="P1"><text:span text:style-name="T1">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762cm" svg:height="0.962cm" svg:x="6.197cm" svg:y="8.866cm">
          <draw:text-box>
            <text:p>T</text:p>
          </draw:text-box>
        </draw:frame>
        <draw:custom-shape draw:style-name="gr3" draw:text-style-name="P2" draw:layer="layout" svg:width="1.651cm" svg:height="1.524cm" svg:x="1.127cm" svg:y="22.209cm">
          <text:p text:style-name="P1"><text:span text:style-name="T1">decis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layer="layout" svg:width="0.889cm" svg:height="0.962cm" svg:x="4.385cm" svg:y="6.772cm">
          <draw:text-box>
            <text:p>F</text:p>
          </draw:text-box>
        </draw:frame>
        <draw:custom-shape draw:style-name="gr5" draw:text-style-name="P1" xml:id="id9" draw:id="id9" draw:layer="layout" svg:width="2.032cm" svg:height="1.016cm" svg:x="1.845cm" svg:y="3.597cm">
          <text:p text:style-name="P1"><text:span text:style-name="T1">Index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4" xml:id="id6" draw:id="id6" draw:layer="layout" svg:width="1.556cm" svg:height="0.99cm" svg:x="19.542cm" svg:y="4.328cm">
          <text:p text:style-name="P3"><text:span text:style-name="T2">S3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1" xml:id="id1" draw:id="id1" draw:layer="layout" svg:width="2.032cm" svg:height="1.016cm" svg:x="4.927cm" svg:y="3.562cm">
          <text:p text:style-name="P1"><text:span text:style-name="T1">Traile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" draw:text-style-name="P2" xml:id="id2" draw:id="id2" draw:layer="layout" svg:width="1.651cm" svg:height="1.496cm" svg:x="5.375cm" svg:y="6.865cm">
          <text:p text:style-name="P1"><text:span text:style-name="T1">Logged 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3" draw:id="id3" draw:layer="layout" svg:width="1.651cm" svg:height="1.496cm" svg:x="6.747cm" svg:y="13.937cm">
          <text:p text:style-name="P1"><text:span text:style-name="T1">has</text:span></text:p>
          <text:p text:style-name="P1"><text:span text:style-name="T1">acces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5" draw:id="id5" draw:layer="layout" svg:width="2.032cm" svg:height="1.016cm" svg:x="13.797cm" svg:y="14.411cm">
          <text:p text:style-name="P1"><text:span text:style-name="T1">Process</text:span></text:p>
          <text:p text:style-name="P1"><text:span text:style-name="T1">Payme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2" xml:id="id18" draw:id="id18" draw:layer="layout" svg:width="3.138cm" svg:height="1.764cm" draw:transform="skewX (-0.0701622359301588) translate (15.634cm 3.754cm)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xml:id="id8" draw:id="id8" draw:layer="layout" svg:width="1.316cm" svg:height="0.985cm" draw:transform="skewX (-0.0708603676309564) translate (15.775cm 4.333cm)">
          <text:p text:style-name="P1"><text:span text:style-name="T1">Member</text:span></text:p>
          <text:p text:style-name="P1"><text:span text:style-name="T1">tab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xml:id="id16" draw:id="id16" draw:layer="layout" svg:width="1.316cm" svg:height="0.899cm" draw:transform="skewX (-0.0710349005561558) translate (17.356cm 4.361cm)">
          <text:p text:style-name="P1"><text:span text:style-name="T1">Content</text:span></text:p>
          <text:p text:style-name="P1"><text:span text:style-name="T1">tab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" xml:id="id10" draw:id="id10" draw:layer="layout" svg:x1="5.943cm" svg:y1="4.578cm" svg:x2="6.201cm" svg:y2="6.865cm" draw:start-shape="id1" draw:start-glue-point="6" draw:end-shape="id2" draw:end-glue-point="4" svg:d="m5943 4578v1144h258v1143">
          <text:p/>
        </draw:connector>
        <draw:custom-shape draw:style-name="gr1" draw:text-style-name="P2" xml:id="id11" draw:id="id11" draw:layer="layout" svg:width="2.286cm" svg:height="0.635cm" svg:x="0.956cm" svg:y="7.407cm">
          <text:p text:style-name="P1"><text:span text:style-name="T1">Login Am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0.762cm" svg:height="0.962cm" svg:x="6.574cm" svg:y="15.487cm">
          <draw:text-box>
            <text:p>T</text:p>
          </draw:text-box>
        </draw:frame>
        <draw:custom-shape draw:style-name="gr5" draw:text-style-name="P1" xml:id="id4" draw:id="id4" draw:layer="layout" svg:width="2.032cm" svg:height="1.016cm" svg:x="7.574cm" svg:y="17.357cm">
          <text:p text:style-name="P1"><text:span text:style-name="T1">View </text:span></text:p>
          <text:p text:style-name="P1"><text:span text:style-name="T1">conte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9" draw:text-style-name="P1" draw:layer="layout" svg:x1="7.573cm" svg:y1="15.433cm" svg:x2="7.574cm" svg:y2="17.865cm" draw:start-shape="id3" draw:start-glue-point="6" draw:end-shape="id4" draw:end-glue-point="5" svg:d="m7573 15433v963h-500v1469h501">
          <text:p/>
        </draw:connector>
        <draw:frame draw:style-name="gr4" draw:layer="layout" svg:width="0.762cm" svg:height="0.962cm" svg:x="8.479cm" svg:y="13.782cm">
          <draw:text-box>
            <text:p>F</text:p>
          </draw:text-box>
        </draw:frame>
        <draw:connector draw:style-name="gr9" draw:text-style-name="P1" draw:layer="layout" svg:x1="8.398cm" svg:y1="14.685cm" svg:x2="13.797cm" svg:y2="14.919cm" draw:start-shape="id3" draw:start-glue-point="7" draw:end-shape="id5" draw:end-glue-point="5" svg:d="m8398 14685h2700v234h2699">
          <text:p/>
        </draw:connector>
        <draw:connector draw:style-name="gr9" draw:text-style-name="P1" draw:layer="layout" svg:x1="20.32cm" svg:y1="5.318cm" svg:x2="20.32cm" svg:y2="5.318cm" draw:start-shape="id6" draw:start-glue-point="6" draw:end-shape="id6" draw:end-glue-point="6" svg:d="m20320 5318v0">
          <text:p/>
        </draw:connector>
        <draw:custom-shape draw:style-name="gr1" draw:text-style-name="P2" xml:id="id7" draw:id="id7" draw:layer="layout" svg:width="2.286cm" svg:height="0.635cm" svg:x="13.924cm" svg:y="10.628cm">
          <text:p text:style-name="P1"><text:span text:style-name="T1">Add purch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4.813cm" svg:y1="14.411cm" svg:x2="15.067cm" svg:y2="11.263cm" draw:start-shape="id5" draw:start-glue-point="4" draw:end-shape="id7" draw:end-glue-point="6" svg:d="m14813 14411v-1574h254v-1574">
          <text:p/>
        </draw:connector>
        <draw:connector draw:style-name="gr9" draw:text-style-name="P1" draw:layer="layout" svg:x1="15.067cm" svg:y1="10.628cm" svg:x2="16.503cm" svg:y2="5.318cm" draw:start-shape="id7" draw:start-glue-point="4" draw:end-shape="id8" draw:end-glue-point="7" svg:d="m15067 10628v-2655h1436v-2655">
          <text:p/>
        </draw:connector>
        <draw:connector draw:style-name="gr9" draw:text-style-name="P1" draw:layer="layout" svg:x1="13.924cm" svg:y1="10.946cm" svg:x2="7.573cm" svg:y2="13.937cm" draw:start-shape="id7" draw:start-glue-point="5" draw:end-shape="id3" draw:end-glue-point="4" svg:d="m13924 10946h-6351v2991">
          <text:p/>
        </draw:connector>
        <draw:connector draw:style-name="gr10" draw:text-style-name="P1" draw:layer="layout" draw:type="lines" draw:line-skew="0.641cm" svg:x1="2.861cm" svg:y1="4.613cm" svg:x2="6.072cm" svg:y2="5.722cm" draw:start-shape="id9" draw:start-glue-point="6" draw:end-shape="id10" draw:end-glue-point="0" svg:d="m2861 4613v1143l2581-34h630">
          <text:p/>
        </draw:connector>
        <draw:connector draw:style-name="gr9" draw:text-style-name="P1" draw:layer="layout" svg:x1="5.375cm" svg:y1="7.613cm" svg:x2="3.242cm" svg:y2="7.725cm" draw:start-shape="id2" draw:start-glue-point="5" draw:end-shape="id11" draw:end-glue-point="7" svg:d="m5375 7613h-1066v112h-1067">
          <text:p/>
        </draw:connector>
        <draw:connector draw:style-name="gr9" draw:text-style-name="P1" draw:layer="layout" svg:x1="2.099cm" svg:y1="7.407cm" svg:x2="6.219cm" svg:y2="6.187cm" draw:start-shape="id11" draw:start-glue-point="4" svg:d="m2099 7407v-861h4120v-359">
          <text:p/>
        </draw:connector>
        <draw:custom-shape draw:style-name="gr3" draw:text-style-name="P2" xml:id="id12" draw:id="id12" draw:layer="layout" svg:width="1.651cm" svg:height="1.524cm" svg:x="9.719cm" svg:y="7.694cm">
          <text:p text:style-name="P1"><text:span text:style-name="T1">Is journali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svg:x1="6.201cm" svg:y1="8.361cm" svg:x2="7.573cm" svg:y2="13.937cm" draw:start-shape="id2" draw:start-glue-point="6" draw:end-shape="id3" draw:end-glue-point="4" svg:d="m6201 8361v2789h1372v2787">
          <text:p/>
        </draw:connector>
        <draw:frame draw:style-name="gr11" draw:layer="layout" svg:width="0.502cm" svg:height="0.962cm" svg:x="10.003cm" svg:y="9.947cm">
          <draw:text-box>
            <text:p/>
          </draw:text-box>
        </draw:frame>
        <draw:connector draw:style-name="gr12" draw:text-style-name="P1" draw:layer="layout" svg:x1="10.545cm" svg:y1="9.218cm" svg:x2="15.81cm" svg:y2="4.826cm" draw:start-shape="id12" draw:start-glue-point="6" draw:end-shape="id8" draw:end-glue-point="6" svg:d="m10545 9218v501h3097v-4893h2168">
          <text:p/>
        </draw:connector>
        <draw:custom-shape draw:style-name="gr5" draw:text-style-name="P1" xml:id="id13" draw:id="id13" draw:layer="layout" svg:width="2.032cm" svg:height="1.016cm" svg:x="7.941cm" svg:y="3.597cm">
          <text:p text:style-name="P1"><text:span text:style-name="T1">Member</text:span></text:p>
          <text:p text:style-name="P1"><text:span text:style-name="T1">hom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14" draw:id="id14" draw:layer="layout" svg:width="2.032cm" svg:height="1.016cm" svg:x="10.735cm" svg:y="3.597cm">
          <text:p text:style-name="P1"><text:span text:style-name="T1">Journalist</text:span></text:p>
          <text:p text:style-name="P1"><text:span text:style-name="T1">hom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3" draw:text-style-name="P1" draw:layer="layout" svg:x1="10.545cm" svg:y1="7.694cm" svg:x2="8.957cm" svg:y2="4.613cm" draw:start-shape="id12" draw:start-glue-point="4" draw:end-shape="id13" svg:d="m10545 7694v-1540h-1588v-1541">
          <text:p/>
        </draw:connector>
        <draw:frame draw:style-name="gr2" draw:layer="layout" svg:width="0.762cm" svg:height="0.962cm" svg:x="10.789cm" svg:y="6.899cm">
          <draw:text-box>
            <text:p>T</text:p>
          </draw:text-box>
        </draw:frame>
        <draw:frame draw:style-name="gr4" draw:layer="layout" svg:width="0.889cm" svg:height="0.962cm" svg:x="9.465cm" svg:y="6.953cm">
          <draw:text-box>
            <text:p>F</text:p>
          </draw:text-box>
        </draw:frame>
        <draw:connector draw:style-name="gr13" draw:text-style-name="P1" draw:layer="layout" draw:line-skew="0.486cm" svg:x1="10.556cm" svg:y1="6.187cm" svg:x2="11.751cm" svg:y2="4.613cm" draw:end-shape="id14" draw:end-glue-point="6" svg:d="m10556 6187v-50h1195v-1524">
          <text:p/>
        </draw:connector>
        <draw:connector draw:style-name="gr9" draw:text-style-name="P1" draw:layer="layout" svg:x1="14.813cm" svg:y1="15.427cm" svg:x2="8.59cm" svg:y2="17.357cm" draw:start-shape="id5" draw:start-glue-point="6" draw:end-shape="id4" svg:d="m14813 15427v966h-6223v964">
          <text:p/>
        </draw:connector>
        <draw:custom-shape draw:style-name="gr1" draw:text-style-name="P2" xml:id="id15" draw:id="id15" draw:layer="layout" svg:width="2.286cm" svg:height="0.889cm" svg:x="16.083cm" svg:y="1.635cm">
          <text:p text:style-name="P1"><text:span text:style-name="T1">Add</text:span></text:p>
          <text:p text:style-name="P1"><text:span text:style-name="T1">cont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svg:x1="18.369cm" svg:y1="2.079cm" svg:x2="18.014cm" svg:y2="4.361cm" draw:start-shape="id15" draw:start-glue-point="7" draw:end-shape="id16" draw:end-glue-point="5" svg:d="m18369 2079h502v1363h-857v919">
          <text:p/>
        </draw:connector>
        <draw:custom-shape draw:style-name="gr1" draw:text-style-name="P2" xml:id="id17" draw:id="id17" draw:layer="layout" svg:width="2.286cm" svg:height="0.889cm" svg:x="9.479cm" svg:y="1.508cm">
          <text:p text:style-name="P1"><text:span text:style-name="T1">Update</text:span></text:p>
          <text:p text:style-name="P1"><text:span text:style-name="T1">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svg:x1="8.957cm" svg:y1="3.597cm" svg:x2="9.479cm" svg:y2="1.952cm" draw:start-shape="id13" draw:start-glue-point="4" draw:end-shape="id17" draw:end-glue-point="5" svg:d="m8957 3597v-1645h522">
          <text:p/>
        </draw:connector>
        <draw:connector draw:style-name="gr14" draw:text-style-name="P1" draw:layer="layout" svg:x1="11.751cm" svg:y1="3.597cm" svg:x2="10.622cm" svg:y2="2.397cm" draw:start-shape="id14" draw:start-glue-point="4" draw:end-shape="id17" svg:d="m11751 3597v-600h-1129v-600">
          <text:p/>
        </draw:connector>
        <draw:connector draw:style-name="gr14" draw:text-style-name="P1" draw:layer="layout" svg:x1="11.765cm" svg:y1="1.952cm" svg:x2="15.696cm" svg:y2="4.636cm" draw:start-shape="id17" draw:start-glue-point="7" draw:end-shape="id18" svg:d="m11765 1952h1936v2684h1995">
          <text:p/>
        </draw:connector>
        <draw:connector draw:style-name="gr14" draw:text-style-name="P1" draw:layer="layout" svg:x1="12.767cm" svg:y1="4.105cm" svg:x2="16.083cm" svg:y2="2.079cm" draw:start-shape="id14" draw:start-glue-point="7" draw:end-shape="id15" draw:end-glue-point="5" svg:d="m12767 4105h1659v-2026h1657">
          <text:p/>
        </draw:connector>
        <draw:connector draw:style-name="gr15" draw:text-style-name="P1" draw:layer="layout" svg:x1="18.835cm" svg:y1="4.636cm" svg:x2="19.542cm" svg:y2="4.823cm" draw:start-shape="id18" draw:start-glue-point="8" draw:end-shape="id6" draw:end-glue-point="5" svg:d="m18835 4636h384v187h323">
          <text:p/>
        </draw:connector>
        <draw:connector draw:style-name="gr16" draw:text-style-name="P1" draw:layer="layout" svg:x1="17.327cm" svg:y1="5.518cm" svg:x2="9.606cm" svg:y2="17.865cm" draw:start-shape="id18" draw:start-glue-point="7" draw:end-shape="id4" draw:end-glue-point="7" svg:d="m17327 5518v12347h-7721">
          <text:p/>
        </draw:connector>
        <draw:custom-shape draw:style-name="gr5" draw:text-style-name="P1" draw:layer="layout" svg:width="2.032cm" svg:height="1.016cm" svg:x="1cm" svg:y="20.05cm">
          <text:p text:style-name="P1"><text:span text:style-name="T1">User</text:span></text:p>
          <text:p text:style-name="P1"><text:span text:style-name="T1">interfac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5T17:06:10</meta:creation-date>
    <meta:editing-duration>PT19H40M55S</meta:editing-duration>
    <meta:editing-cycles>8</meta:editing-cycles>
    <meta:generator>OpenOffice/4.0.1$Unix OpenOffice.org_project/401m5$Build-9714</meta:generator>
    <meta:initial-creator>Erin Griffith</meta:initial-creator>
    <dc:date>2014-10-26T12:46:59</dc:date>
    <dc:creator>Erin Griffith</dc:creator>
    <meta:document-statistic meta:object-count="49"/>
  </office:meta>
</office:document-meta>
</file>